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fo:font-size="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ly describe the topic of your thesis or essay, the background work you have accomplished, the results that you have obtained so far, and how much has been written or implemented. </text:p>
      <text:p text:style-name="Standard"/>
      <text:p text:style-name="Standard">The thesis is about reference immutability and method purity in the Scala language.</text:p>
      <text:p text:style-name="Standard"/>
      <text:p text:style-name="Standard">The motivation behind this work is to provide an aid to programmer reasoning. In particular, I want the programmer to be able to add annotations describing what various methods are permitted to do with the references that are passed to them. </text:p>
      <text:p text:style-name="Standard"/>
      <text:p text:style-name="Standard">Under reference immutability, only objects accessed via <text:span text:style-name="T1">mutable</text:span><text:span text:style-name="T2"> references are allowed to be mutated. Objects accessed through </text:span><text:span text:style-name="T1">readonly</text:span><text:span text:style-name="T2"> references cannot be modified, and furthermore any reference read from such an object must be treated as </text:span><text:span text:style-name="T1">readonly</text:span><text:span text:style-name="T2">. There are at least a few uses for a </text:span><text:span text:style-name="T1">readonly</text:span><text:span text:style-name="T2"> annotation from a programmer's point of view: </text:span><text:span text:style-name="T1">Readonly</text:span><text:span text:style-name="T2"> on a parameter can serve as an indication that the author of the method does not intend to mutate any object reachable through that parameter, </text:span><text:span text:style-name="T1">readonly</text:span><text:span text:style-name="T2"> on a return type can serve as an indication that the author does not want the caller to mutate any portion of the result (even if the result consists of multiple objects or even an entire container), and a </text:span><text:span text:style-name="T1">readonly</text:span><text:span text:style-name="T2"> annotation on the method itself can serve as an indication that the method does not mutate its enclosing environment. While the programmer bears some responsibility for controlling the aliasing of </text:span><text:span text:style-name="T1">mutable</text:span><text:span text:style-name="T2"> references (the presence of a </text:span><text:span text:style-name="T1">readonly</text:span><text:span text:style-name="T2"> reference does not automatically prevent the presence of a </text:span><text:span text:style-name="T1">mutable</text:span><text:span text:style-name="T2"> alias elsewhere in the code), it is possible to extend the compiler to check for violations of the </text:span><text:span text:style-name="T1">readonly</text:span><text:span text:style-name="T2"> annotation where the </text:span><text:span text:style-name="T1">readonly </text:span><text:span text:style-name="T2">annotation is present.</text:span></text:p>
      <text:p text:style-name="Standard"><text:span text:style-name="T2"/></text:p>
      <text:p text:style-name="Standard"><text:span text:style-name="T2">The reference immutability concept is already fairly well-explored as a Java language extension. However, the definition and implementation of reference immutability for the Scala language has entailed certain new challenges and new opportunities. First, Scala allows arbitrary nesting of methods and classes, and nested classes and methods are allowed to write to fields of outer classes and local variables of outer methods—previous reference immutability work does not flexibly address access to non-static environments. Second, the Scala compiler has a built-in local-type-inference mechanism—by defining the mutability permission as a Scala type that may be arbitrarily intersected with other Scala types, I hope to reuse as much of the built-in inference mechanism as possible (I am not aware of any other Scala language extensions that can integrate so cleanly with the built-in inference mechanism). Third, Scala's type system, based on the Dependent Object Types (DOT) Calculus, includes many fundamental features not present in Java's type system (notably, path-dependent types, dual-bounded abstract types, type intersections, and type unions).</text:span></text:p>
      <text:p text:style-name="Standard"><text:span text:style-name="T2"/></text:p>
      <text:p text:style-name="Standard"><text:span text:style-name="T2"/></text:p>
      <text:p text:style-name="Standard"/>
      <text:p text:style-name="Standard">an object reached through a <text:span text:style-name="T1">readonly</text:span><text:span text:style-name="T2"> reference may not be mutated (although it is possible for an object to be reachable through both a </text:span><text:span text:style-name="T1">readonly</text:span><text:span text:style-name="T2"> and a </text:span><text:span text:style-name="T1">mutable</text:span><text:span text:style-name="T2"> reference—unlike the stronger guarantee of </text:span><text:span text:style-name="T1">object immutability</text:span><text:span text:style-name="T2">, reference immutability does not stop other observers of an object from performing mutations). </text:span></text:p>
      <text:p text:style-name="Standard"/>
      <text:p text:style-name="Standard"/>
      <text:p text:style-name="Standard"><text:span text:style-name="T2">Existing work has shown how reference immutability systems could be integrated into the Java langu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12-15T11:39:49</meta:creation-date>
    <dc:date>2015-12-15T15:58:12</dc:date>
    <dc:creator>Jonathan </dc:creator>
    <meta:editing-duration>PT2H20M6S</meta:editing-duration>
    <meta:editing-cycles>4</meta:editing-cycles>
    <meta:generator>OpenOffice/4.1.1$Unix OpenOffice.org_project/411m6$Build-9775</meta:generator>
    <meta:document-statistic meta:table-count="0" meta:image-count="0" meta:object-count="0" meta:page-count="1" meta:paragraph-count="7" meta:word-count="506" meta:character-count="3273"/>
  </office:meta>
</office:document-meta>
</file>